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 Modelo Fisico</text:p>
      <text:p text:style-name="P1">4.1 Scripts SQL</text:p>
      <text:p text:style-name="P2"/>
      <text:p text:style-name="P1">Criando relação Pessoa</text:p>
      <text:p text:style-name="P1"><text:tab/>CREATE TABLE Pessoa(</text:p>
      <text:p text:style-name="P1"><text:tab/>cpf VARCHAR(20),</text:p>
      <text:p text:style-name="P1"><text:tab/>nome VARCHAR(100) NOT NULL,</text:p>
      <text:p text:style-name="P1"><text:tab/>telefone VARCHAR(20) NOT NULL,</text:p>
      <text:p text:style-name="P1"><text:tab/>PRIMARY KEY(cpf)</text:p>
      <text:p text:style-name="P1"><text:tab/>);</text:p>
      <text:p text:style-name="P2"/>
      <text:p text:style-name="P1">Criando a relação Funcionario</text:p>
      <text:p text:style-name="P1"><text:tab/>CREATE TABLE Funcionario(</text:p>
      <text:p text:style-name="P1"><text:tab/>cpfPessoa VARCHAR(20),</text:p>
      <text:p text:style-name="P1"><text:tab/>cargo VARCHAR(20) NOT NULL,</text:p>
      <text:p text:style-name="P1"><text:tab/>dataAdmissao DATE NOT NULL,</text:p>
      <text:p text:style-name="P1"><text:tab/>rua VARCHAR(100) NOT NULL,</text:p>
      <text:p text:style-name="P1"><text:tab/>bairro VARCHAR(100) NOT NULL,</text:p>
      <text:p text:style-name="P1"><text:tab/>numero INT NOT NULL,</text:p>
      <text:p text:style-name="P1"><text:tab/>cidade VARCHAR(50) NOT NULL,</text:p>
      <text:p text:style-name="P1"><text:tab/>status VARCHAR(20) NOT NULL,</text:p>
      <text:p text:style-name="P1"><text:tab/>PRIMARY KEY(cpfPessoa),</text:p>
      <text:p text:style-name="P1"><text:tab/>FOREIGN KEY(cpfPessoa) REFERENCES Pessoa(cpf),</text:p>
      <text:p text:style-name="P1"><text:tab/>CHECK(salario&gt;0)</text:p>
      <text:p text:style-name="P1"><text:tab/>);</text:p>
      <text:p text:style-name="P1"/>
      <text:p text:style-name="P1">Criando a relação EnderecoFuncionario</text:p>
      <text:p text:style-name="P1"><text:tab/>CREATE TABLE EnderecoFuncionario(</text:p>
      <text:p text:style-name="P1"><text:tab/>Funcionario VARCHAR(20) NOT NULL,</text:p>
      <text:p text:style-name="P1"><text:tab/>Bairro VARCHAR(20) NOT NULL,</text:p>
      <text:p text:style-name="P1"><text:tab/>Rua VARCHAR(20) NOT NULL,</text:p>
      <text:p text:style-name="P1"><text:tab/>Cidade VARCHAR(20) NOT NULL,</text:p>
      <text:p text:style-name="P1"><text:tab/>FOREIGN KEY(Funcionario) REFERENCES Funcionario(CPFPessoa)</text:p>
      <text:p text:style-name="P1"><text:tab/>PRIMARY KEY(Funcionario, Bairro, Rua, Cidade)</text:p>
      <text:p text:style-name="P1"><text:tab/>)</text:p>
      <text:p text:style-name="P1"/>
      <text:p text:style-name="P1">Criando a relação Cliente</text:p>
      <text:p text:style-name="P1"><text:tab/>CREATE TABLE Cliente(</text:p>
      <text:p text:style-name="P1"><text:tab/>CPFPessoa VARCHAR(20) NOT NULL UNIQUE,</text:p>
      <text:p text:style-name="P1"><text:tab/>Email VARCHAR(20) NOT NULL UNIQUE,</text:p>
      <text:p text:style-name="P1"><text:tab/>PRIMARY KEY(CPFPessoa),</text:p>
      <text:p text:style-name="P1"><text:tab/>FOREIGN KEY(CPFPessoa) REFERENCES Pessoa(CPF)</text:p>
      <text:p text:style-name="P1"><text:tab/>)</text:p>
      <text:p text:style-name="P1"/>
      <text:p text:style-name="P1">Criando a relação Salario</text:p>
      <text:p text:style-name="P1"><text:tab/>CREATE TABLE Salario(</text:p>
      <text:p text:style-name="P1"><text:tab/>Valor REAL NOT NULL,</text:p>
      <text:p text:style-name="P1"><text:tab/>Data DATE NOT NULL,</text:p>
      <text:p text:style-name="P1"><text:tab/>Funcionario VARCHAR(20) NOT NULL,</text:p>
      <text:p text:style-name="P1"><text:tab/>Hora TIMESTAMP NOT NULL,</text:p>
      <text:p text:style-name="P1"><text:tab/>CodDespesa INT NOT NULL,</text:p>
      <text:p text:style-name="P1"><text:tab/>PRIMARY KEY(Funcionario),</text:p>
      <text:p text:style-name="P1"><text:soft-page-break/><text:tab/>FOREIGN KEY(CodDespesa) REFERENCES Despesa(CodDespesa)</text:p>
      <text:p text:style-name="P1"><text:tab/>FOREIGN KEY(Funcionario) REFERENCES Funcionario(CPFPessoa)</text:p>
      <text:p text:style-name="P1"><text:tab/>)</text:p>
      <text:p text:style-name="P1"/>
      <text:p text:style-name="P1">Criando a relação Fornecedor</text:p>
      <text:p text:style-name="P1"><text:tab/>CREATE TABLE Fornecedor(</text:p>
      <text:p text:style-name="P1"><text:tab/>CNPJ VARCHAR(100) NOT NULL,</text:p>
      <text:p text:style-name="P1"><text:tab/>Nome VARCHAR(20) NOT NULL,</text:p>
      <text:p text:style-name="P1"><text:tab/>Telefone VARCHAR(20) NOT NULL,</text:p>
      <text:p text:style-name="P1"><text:tab/>PRIMARY KEY(CNPJ)</text:p>
      <text:p text:style-name="P1"><text:tab/>)</text:p>
      <text:p text:style-name="P1"/>
      <text:p text:style-name="P1">Criando a relação EnderecoForn</text:p>
      <text:p text:style-name="P1"><text:tab/>CREATE TABLE EnderecoForn(</text:p>
      <text:p text:style-name="P1"><text:tab/>CNPJ VARCHAR(100) NOT NULL,</text:p>
      <text:p text:style-name="P1"><text:tab/>Cidade VARCHAR(50) NOT NULL,</text:p>
      <text:p text:style-name="P1"><text:tab/>Rua VARCHAR(100) NOT NULL,</text:p>
      <text:p text:style-name="P1"><text:tab/>Bairro VARCHAR(100) NOT NULL,</text:p>
      <text:p text:style-name="P1"><text:tab/>PRIMARY KEY(CNPJ),</text:p>
      <text:p text:style-name="P1"><text:tab/>FOREIGN KEY(CNPJ) REFERENCES Fornecedor(CNPJ),</text:p>
      <text:p text:style-name="P1"><text:tab/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66" meta:word-count="217" meta:character-count="1732" meta:non-whitespace-character-count="1524"/>
    <meta:generator>LibreOffice/5.1.6.2$Linux_X86_64 LibreOffice_project/10m0$Build-2</meta:generator>
  </office:meta>
</office:document-meta>
</file>